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6" style:family="table">
      <style:table-properties style:width="15.901cm" table:align="left"/>
    </style:style>
    <style:style style:name="Table26.A" style:family="table-column">
      <style:table-column-properties style:column-width="6.449cm"/>
    </style:style>
    <style:style style:name="Table26.B" style:family="table-column">
      <style:table-column-properties style:column-width="0.399cm"/>
    </style:style>
    <style:style style:name="Table26.C" style:family="table-column">
      <style:table-column-properties style:column-width="0.905cm"/>
    </style:style>
    <style:style style:name="Table26.E" style:family="table-column">
      <style:table-column-properties style:column-width="3.196cm"/>
    </style:style>
    <style:style style:name="Table26.F" style:family="table-column">
      <style:table-column-properties style:column-width="4.048cm"/>
    </style:style>
    <style:style style:name="Table2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8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8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8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2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3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4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3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4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4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4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5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9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5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8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38a55" fo:background-color="transparent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1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6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7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8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8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0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0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1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8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3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1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4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3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8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7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0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2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4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2e49a9"/>
    </style:style>
    <style:style style:name="T8" style:family="text">
      <style:text-properties officeooo:rsid="00100217"/>
    </style:style>
    <style:style style:name="T9" style:family="text">
      <style:text-properties officeooo:rsid="0008d6e8"/>
    </style:style>
    <style:style style:name="T10" style:family="text">
      <style:text-properties officeooo:rsid="0036d582"/>
    </style:style>
    <style:style style:name="T11" style:family="text">
      <style:text-properties officeooo:rsid="000ace58"/>
    </style:style>
    <style:style style:name="T12" style:family="text">
      <style:text-properties officeooo:rsid="000cbe71"/>
    </style:style>
    <style:style style:name="T13" style:family="text">
      <style:text-properties officeooo:rsid="000eb539"/>
    </style:style>
    <style:style style:name="T14" style:family="text">
      <style:text-properties officeooo:rsid="0011a03f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7" style:family="text">
      <style:text-properties officeooo:rsid="001d3120"/>
    </style:style>
    <style:style style:name="T18" style:family="text">
      <style:text-properties officeooo:rsid="00190017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font-family="'Droid Sans Mono', monospace, monospace" fo:font-size="10.5pt"/>
    </style:style>
    <style:style style:name="T22" style:family="text">
      <style:text-properties officeooo:rsid="001c4292"/>
    </style:style>
    <style:style style:name="T23" style:family="text">
      <style:text-properties officeooo:rsid="00397577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29" style:family="text">
      <style:text-properties officeooo:rsid="001ba3a9"/>
    </style:style>
    <style:style style:name="T30" style:family="text">
      <style:text-properties officeooo:rsid="001e4947"/>
    </style:style>
    <style:style style:name="T31" style:family="text">
      <style:text-properties officeooo:rsid="00204f74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5" style:family="text">
      <style:text-properties fo:font-family="'Droid Sans Mono', monospace, monospace" fo:font-size="10.5pt" officeooo:rsid="00238a55"/>
    </style:style>
    <style:style style:name="T36" style:family="text">
      <style:text-properties officeooo:rsid="0039d5f2"/>
    </style:style>
    <style:style style:name="T37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38" style:family="text">
      <style:text-properties officeooo:rsid="0026ee28"/>
    </style:style>
    <style:style style:name="T39" style:family="text">
      <style:text-properties officeooo:rsid="00284576"/>
    </style:style>
    <style:style style:name="T40" style:family="text">
      <style:text-properties officeooo:rsid="00293f99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3" style:family="text">
      <style:text-properties fo:color="#000000" loext:opacity="100%" officeooo:rsid="00293f99"/>
    </style:style>
    <style:style style:name="T44" style:family="text">
      <style:text-properties officeooo:rsid="002af585"/>
    </style:style>
    <style:style style:name="T45" style:family="text">
      <style:text-properties fo:color="#000000" loext:opacity="100%" officeooo:rsid="002af585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sitente</text:p>
            <text:p text:style-name="P14"><text:span text:style-name="T7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8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9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9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7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8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0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9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1">con los datos</text:span></text:p>
              </text:list-item>
              <text:list-item>
                <text:p text:style-name="P30"><text:span text:style-name="T11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9">modificar </text:span><text:span text:style-name="T11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2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8">muestra lista de </text:span>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0">apartado prestatario</text:p>
              </text:list-item>
              <text:list-item>
                <text:p text:style-name="P40">presionar <text:span text:style-name="T5">listar</text:span> prestatario <text:span text:style-name="T12">por id</text:span></text:p>
              </text:list-item>
              <text:list-item>
                <text:p text:style-name="P41">mostrar formulario</text:p>
              </text:list-item>
              <text:list-item>
                <text:p text:style-name="P41">ingresar id</text:p>
              </text:list-item>
              <text:list-item>
                <text:p text:style-name="P42">confirmar formulario</text:p>
              </text:list-item>
              <text:list-item>
                <text:p text:style-name="P43">validar datos</text:p>
                <text:list>
                  <text:list-item>
                    <text:p text:style-name="P43">datos invalidos</text:p>
                  </text:list-item>
                  <text:list-item>
                    <text:p text:style-name="P43">informar error</text:p>
                  </text:list-item>
                  <text:list-item>
                    <text:p text:style-name="P43">volver al formulario</text:p>
                  </text:list-item>
                </text:list>
              </text:list-item>
              <text:list-item>
                <text:p text:style-name="P41">recuperar listado de prestatario que coincida</text:p>
                <text:list>
                  <text:list-item>
                    <text:p text:style-name="P44">li<text:span text:style-name="T2">s</text:span>ta vacia</text:p>
                  </text:list-item>
                  <text:list-item>
                    <text:p text:style-name="P44">informar lista vacia</text:p>
                  </text:list-item>
                </text:list>
              </text:list-item>
              <text:list-item>
                <text:p text:style-name="P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5">Información para los pasos:</text:p>
            <text:p text:style-name="P46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8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49">Sistema: sistema de prestamos</text:p>
          </table:table-cell>
          <table:table-cell table:style-name="Table5.A1" table:number-columns-spanned="4" office:value-type="string">
            <text:p text:style-name="P49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0"/>
          </table:table-cell>
        </table:table-row>
        <table:table-row>
          <table:table-cell table:style-name="Table5.A1" table:number-columns-spanned="3" office:value-type="string">
            <text:p text:style-name="P49">Nombre caso de uso: <text:span text:style-name="T12">listar prestatario por </text:span><text:span text:style-name="T13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49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49">Actor: usuario</text:p>
          </table:table-cell>
          <table:covered-table-cell/>
          <table:table-cell table:style-name="Table5.A1" table:number-columns-spanned="4" office:value-type="string">
            <text:p text:style-name="P4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Descripción:</text:p>
            <text:p text:style-name="P49"><text:span text:style-name="T12">listar prestatario por </text:span><text:span text:style-name="T13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Pre-condiciones:</text:p>
            <text:p text:style-name="P4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49">Post-condiciones: </text:p>
            <text:p text:style-name="P4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49">Pasos realizados  (ruta principal):</text:p>
            <text:list text:style-name="L5">
              <text:list-item>
                <text:p text:style-name="P51">apartado prestatario</text:p>
              </text:list-item>
              <text:list-item>
                <text:p text:style-name="P51">presionar <text:span text:style-name="T5">listar</text:span> prestatario <text:span text:style-name="T12">por </text:span><text:span text:style-name="T14">dni</text:span></text:p>
              </text:list-item>
              <text:list-item>
                <text:p text:style-name="P52">mostrar formulario</text:p>
              </text:list-item>
              <text:list-item>
                <text:p text:style-name="P52">ingresar <text:span text:style-name="T13">dni</text:span></text:p>
              </text:list-item>
              <text:list-item>
                <text:p text:style-name="P53">confirmar formulario</text:p>
              </text:list-item>
              <text:list-item>
                <text:p text:style-name="P54">validar datos</text:p>
                <text:list>
                  <text:list-item>
                    <text:p text:style-name="P54">datos invalidos</text:p>
                  </text:list-item>
                  <text:list-item>
                    <text:p text:style-name="P54">informar error</text:p>
                  </text:list-item>
                  <text:list-item>
                    <text:p text:style-name="P54">volver al formulario</text:p>
                  </text:list-item>
                </text:list>
              </text:list-item>
              <text:list-item>
                <text:p text:style-name="P52">recuperar listado de prestatario que coincida</text:p>
                <text:list>
                  <text:list-item>
                    <text:p text:style-name="P54">lista vacia</text:p>
                  </text:list-item>
                  <text:list-item>
                    <text:p text:style-name="P54">informar lista vacia</text:p>
                  </text:list-item>
                </text:list>
              </text:list-item>
              <text:list-item>
                <text:p text:style-name="P5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5">Información para los pasos:</text:p>
            <text:p text:style-name="P56"><text:span text:style-name="T4">4. </text:span><text:span text:style-name="T15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4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58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59">Sistema: sistema de prestamos</text:p>
          </table:table-cell>
          <table:table-cell table:style-name="Table6.A1" table:number-columns-spanned="4" office:value-type="string">
            <text:p text:style-name="P59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0"/>
          </table:table-cell>
        </table:table-row>
        <table:table-row>
          <table:table-cell table:style-name="Table6.A1" table:number-columns-spanned="3" office:value-type="string">
            <text:p text:style-name="P59">Nombre caso de uso: <text:span text:style-name="T12">listar prestatario por </text:span><text:span text:style-name="T8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59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59">Actor: usuario</text:p>
          </table:table-cell>
          <table:covered-table-cell/>
          <table:table-cell table:style-name="Table6.A1" table:number-columns-spanned="4" office:value-type="string">
            <text:p text:style-name="P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Descripción:</text:p>
            <text:p text:style-name="P59"><text:span text:style-name="T12">listar prestatario por </text:span><text:span text:style-name="T8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Pre-condiciones:</text:p>
            <text:p text:style-name="P5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59">Post-condiciones: </text:p>
            <text:p text:style-name="P5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59">Pasos realizados  (ruta principal):</text:p>
            <text:list text:style-name="L6">
              <text:list-item>
                <text:p text:style-name="P61">apartado prestatario</text:p>
              </text:list-item>
              <text:list-item>
                <text:p text:style-name="P61">presionar <text:span text:style-name="T5">listar</text:span> prestatario <text:span text:style-name="T12">por </text:span><text:span text:style-name="T14">nombre y apellido</text:span></text:p>
              </text:list-item>
              <text:list-item>
                <text:p text:style-name="P62">mostrar formulario</text:p>
              </text:list-item>
              <text:list-item>
                <text:p text:style-name="P62">ingresar <text:span text:style-name="T8">nombre y apellido</text:span></text:p>
              </text:list-item>
              <text:list-item>
                <text:p text:style-name="P63">confirmar formulario</text:p>
              </text:list-item>
              <text:list-item>
                <text:p text:style-name="P64">validar datos</text:p>
                <text:list>
                  <text:list-item>
                    <text:p text:style-name="P64">datos invalidos</text:p>
                  </text:list-item>
                  <text:list-item>
                    <text:p text:style-name="P64">informar error</text:p>
                  </text:list-item>
                  <text:list-item>
                    <text:p text:style-name="P64">volver al formulario</text:p>
                  </text:list-item>
                </text:list>
              </text:list-item>
              <text:list-item>
                <text:p text:style-name="P62">recuperar listado de prestatario que coincida</text:p>
                <text:list>
                  <text:list-item>
                    <text:p text:style-name="P64">lista vacia</text:p>
                  </text:list-item>
                  <text:list-item>
                    <text:p text:style-name="P64">informar lista vacia</text:p>
                  </text:list-item>
                </text:list>
              </text:list-item>
              <text:list-item>
                <text:p text:style-name="P6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5">Información para los pasos:</text:p>
            <text:p text:style-name="P66"><text:span text:style-name="T4">4. </text:span><text:span text:style-name="T16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68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69">Sistema: sistema de prestamos</text:p>
          </table:table-cell>
          <table:table-cell table:style-name="Table7.A1" table:number-columns-spanned="4" office:value-type="string">
            <text:p text:style-name="P69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0"/>
          </table:table-cell>
        </table:table-row>
        <table:table-row>
          <table:table-cell table:style-name="Table7.A1" table:number-columns-spanned="3" office:value-type="string">
            <text:p text:style-name="P69">Nombre caso de uso: <text:span text:style-name="T12">listar prestatario por </text:span><text:span text:style-name="T14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69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69">Actor: usuario</text:p>
          </table:table-cell>
          <table:covered-table-cell/>
          <table:table-cell table:style-name="Table7.A1" table:number-columns-spanned="4" office:value-type="string">
            <text:p text:style-name="P6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Descripción:</text:p>
            <text:p text:style-name="P69"><text:span text:style-name="T12">listar prestatario por </text:span><text:span text:style-name="T14">pré</text:span><text:span text:style-name="T17">s</text:span><text:span text:style-name="T14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Pre-condiciones:</text:p>
            <text:p text:style-name="P6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69">Post-condiciones: </text:p>
            <text:p text:style-name="P69">se <text:span text:style-name="T8">muestra lista de</text:span> prestatario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2">Pasos realizados  (ruta principal):</text:p>
              </text:list-header>
              <text:list-item>
                <text:p text:style-name="P73">apartado prestatario</text:p>
              </text:list-item>
              <text:list-item>
                <text:p text:style-name="P73">presionar <text:span text:style-name="T5">listar</text:span> prestatario <text:span text:style-name="T12">por </text:span><text:span text:style-name="T14">préstamo</text:span></text:p>
              </text:list-item>
              <text:list-item>
                <text:p text:style-name="P74">recuperar prestamos</text:p>
                <text:list>
                  <text:list-item>
                    <text:p text:style-name="P75">lista vacia</text:p>
                  </text:list-item>
                  <text:list-item>
                    <text:p text:style-name="P75">informar lista vacia</text:p>
                  </text:list-item>
                </text:list>
              </text:list-item>
              <text:list-item>
                <text:p text:style-name="P76">mostrar <text:span text:style-name="T14">listado de prestamos</text:span></text:p>
              </text:list-item>
              <text:list-item>
                <text:p text:style-name="P77">seleccionar un préstamo</text:p>
              </text:list-item>
              <text:list-item>
                <text:p text:style-name="P78">confirmar <text:span text:style-name="T14">selección</text:span></text:p>
              </text:list-item>
              <text:list-item>
                <text:p text:style-name="P76">recuperar listado de prestatario que coincida</text:p>
                <text:list>
                  <text:list-item>
                    <text:p text:style-name="P79">lista vacia</text:p>
                  </text:list-item>
                  <text:list-item>
                    <text:p text:style-name="P79">informar lista vacia</text:p>
                  </text:list-item>
                </text:list>
              </text:list-item>
              <text:list-item>
                <text:p text:style-name="P7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0">Información para los pasos:</text:p>
            <text:p text:style-name="P81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6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83">Garante</text:p>
      <text:p text:style-name="P84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5">Sistema: sistema de prestamos</text:p>
          </table:table-cell>
          <table:table-cell table:style-name="Table8.A1" table:number-columns-spanned="4" office:value-type="string">
            <text:p text:style-name="P85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6"/>
          </table:table-cell>
        </table:table-row>
        <table:table-row>
          <table:table-cell table:style-name="Table8.A1" table:number-columns-spanned="3" office:value-type="string">
            <text:p text:style-name="P85">Nombre caso de uso: alta <text:span text:style-name="T18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5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5">Actor: usuario</text:p>
          </table:table-cell>
          <table:covered-table-cell/>
          <table:table-cell table:style-name="Table8.A1" table:number-columns-spanned="4" office:value-type="string">
            <text:p text:style-name="P8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Descripción:</text:p>
            <text:p text:style-name="P85">alta <text:span text:style-name="T18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Pre-condiciones:</text:p>
            <text:p text:style-name="P8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5">Post-condiciones: </text:p>
            <text:p text:style-name="P85">se da de alta un <text:span text:style-name="T18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5">Pasos realizados  (ruta principal):</text:p>
            <text:list text:style-name="L8">
              <text:list-item>
                <text:p text:style-name="P87">apartado <text:span text:style-name="T18">garante</text:span></text:p>
              </text:list-item>
              <text:list-item>
                <text:p text:style-name="P87">presionar alta <text:span text:style-name="T18">garante</text:span></text:p>
              </text:list-item>
              <text:list-item>
                <text:p text:style-name="P87">sistema muestra el formulario</text:p>
              </text:list-item>
              <text:list-item>
                <text:p text:style-name="P87">completar formulario</text:p>
              </text:list-item>
              <text:list-item>
                <text:p text:style-name="P87">confirmar formulario</text:p>
              </text:list-item>
              <text:list-item>
                <text:p text:style-name="P88">validar datos</text:p>
                <text:list>
                  <text:list-item>
                    <text:p text:style-name="P88">datos invalidos</text:p>
                  </text:list-item>
                  <text:list-item>
                    <text:p text:style-name="P88">informar error</text:p>
                  </text:list-item>
                  <text:list-item>
                    <text:p text:style-name="P88">volver al formulario</text:p>
                  </text:list-item>
                </text:list>
              </text:list-item>
              <text:list-item>
                <text:p text:style-name="P89">alta <text:span text:style-name="T18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0">Información para los pasos:</text:p>
            <text:p text:style-name="P91"><text:span text:style-name="T19">4.</text:span><text:span text:style-name="T20">nombre</text:span><text:span text:style-name="T19">, </text:span><text:span text:style-name="T20">apellido</text:span><text:span text:style-name="T19">, </text:span><text:span text:style-name="T20">dni</text:span><text:span text:style-name="T19">, </text:span><text:span text:style-name="T20">direccion</text:span><text:span text:style-name="T19">, </text:span><text:span text:style-name="T20">telefono</text:span><text:span text:style-name="T19">, </text:span><text:span text:style-name="T20">email</text:span><text:span text:style-name="T19">, fecha_alta, </text:span><text:span text:style-name="T21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2"/>
      <text:p text:style-name="P93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4">Sistema: sistema de prestamos</text:p>
          </table:table-cell>
          <table:table-cell table:style-name="Table10.A1" table:number-columns-spanned="4" office:value-type="string">
            <text:p text:style-name="P94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5"/>
          </table:table-cell>
        </table:table-row>
        <table:table-row>
          <table:table-cell table:style-name="Table10.A1" table:number-columns-spanned="3" office:value-type="string">
            <text:p text:style-name="P94">Nombre caso de uso: <text:span text:style-name="T5">baja</text:span> <text:span text:style-name="T22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4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4">Actor: usuario</text:p>
          </table:table-cell>
          <table:covered-table-cell/>
          <table:table-cell table:style-name="Table10.A1" table:number-columns-spanned="4" office:value-type="string">
            <text:p text:style-name="P9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Descripción:</text:p>
            <text:p text:style-name="P94"><text:span text:style-name="T6">baja</text:span>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Pre-condiciones:</text:p>
            <text:p text:style-name="P94">estar logueado como usuario</text:p>
            <text:p text:style-name="P24"><text:span text:style-name="T22">garante</text:span> exsitente</text:p>
            <text:p text:style-name="P24"><text:span text:style-name="T7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4">Post-condiciones: </text:p>
            <text:p text:style-name="P94">se da de <text:span text:style-name="T8">baja</text:span> un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4">Pasos realizados  (ruta principal):</text:p>
            <text:list text:style-name="L9">
              <text:list-item>
                <text:p text:style-name="P96">apartado <text:span text:style-name="T22">garante</text:span></text:p>
              </text:list-item>
              <text:list-item>
                <text:p text:style-name="P96">presionar <text:span text:style-name="T5">listar</text:span> <text:span text:style-name="T22">garante</text:span></text:p>
              </text:list-item>
              <text:list-item>
                <text:p text:style-name="P97">recuperar garantes</text:p>
                <text:list>
                  <text:list-item>
                    <text:p text:style-name="P98">lista vacia</text:p>
                  </text:list-item>
                  <text:list-item>
                    <text:p text:style-name="P98">informar lista vacia</text:p>
                  </text:list-item>
                </text:list>
              </text:list-item>
              <text:list-item>
                <text:p text:style-name="P96">muestra<text:span text:style-name="T23">r</text:span> <text:span text:style-name="T5">listado de </text:span><text:span text:style-name="T22">garante</text:span><text:span text:style-name="T5">s</text:span></text:p>
              </text:list-item>
              <text:list-item>
                <text:p text:style-name="P99">presionar botón baja de un <text:span text:style-name="T22">garante</text:span></text:p>
              </text:list-item>
              <text:list-item>
                <text:p text:style-name="P100">validar que no haya prestamos asociados</text:p>
                <text:list>
                  <text:list-item>
                    <text:p text:style-name="P100">existen prestamos asociados</text:p>
                  </text:list-item>
                  <text:list-item>
                    <text:p text:style-name="P100">informar error</text:p>
                  </text:list-item>
                </text:list>
              </text:list-item>
              <text:list-item>
                <text:p text:style-name="P96"><text:span text:style-name="T5">baja </text:span><text:span text:style-name="T22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1">Información para los pasos:</text:p>
            <text:p text:style-name="P102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ext:p text:style-name="P104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4">Sistema: sistema de prestamos</text:p>
          </table:table-cell>
          <table:table-cell table:style-name="Table11.A1" table:number-columns-spanned="4" office:value-type="string">
            <text:p text:style-name="P94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5"/>
          </table:table-cell>
        </table:table-row>
        <table:table-row>
          <table:table-cell table:style-name="Table11.A1" table:number-columns-spanned="3" office:value-type="string">
            <text:p text:style-name="P94">Nombre caso de uso: <text:span text:style-name="T9">modificacion </text:span><text:span text:style-name="T22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4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4">Actor: usuario</text:p>
          </table:table-cell>
          <table:covered-table-cell/>
          <table:table-cell table:style-name="Table11.A1" table:number-columns-spanned="4" office:value-type="string">
            <text:p text:style-name="P9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Descripción:</text:p>
            <text:p text:style-name="P94"><text:span text:style-name="T9">modificacion</text:span>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Pre-condiciones:</text:p>
            <text:p text:style-name="P94">estar logueado como usuario</text:p>
            <text:p text:style-name="P24"><text:span text:style-name="T22">garante</text:span> exsit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4">Post-condiciones: </text:p>
            <text:p text:style-name="P94">se <text:span text:style-name="T8">modifica</text:span> un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4">Pasos realizados  (ruta principal):</text:p>
            <text:list text:style-name="L10">
              <text:list-item>
                <text:p text:style-name="P105">apartado <text:span text:style-name="T22">garante</text:span></text:p>
              </text:list-item>
              <text:list-item>
                <text:p text:style-name="P105">presionar <text:span text:style-name="T5">listar</text:span> <text:span text:style-name="T22">garante</text:span></text:p>
              </text:list-item>
              <text:list-item>
                <text:p text:style-name="P106">recuperar garantes</text:p>
                <text:list>
                  <text:list-item>
                    <text:p text:style-name="P107">lista vacia</text:p>
                  </text:list-item>
                  <text:list-item>
                    <text:p text:style-name="P107">informar lista vacia</text:p>
                  </text:list-item>
                </text:list>
              </text:list-item>
              <text:list-item>
                <text:p text:style-name="P108"><text:span text:style-name="T24">muestra</text:span><text:span text:style-name="T25">r</text:span><text:span text:style-name="T24"> </text:span><text:span text:style-name="T26">listado de </text:span><text:span text:style-name="T27">garante</text:span><text:span text:style-name="T26">s</text:span></text:p>
              </text:list-item>
              <text:list-item>
                <text:p text:style-name="P109">presionar botón <text:span text:style-name="T9">modificar</text:span> de un <text:span text:style-name="T22">garante</text:span></text:p>
              </text:list-item>
              <text:list-item>
                <text:p text:style-name="P110">recuperar datos del <text:span text:style-name="T22">garante</text:span></text:p>
              </text:list-item>
              <text:list-item>
                <text:p text:style-name="P111">mostrar formulario de modificación <text:span text:style-name="T11">con los datos</text:span></text:p>
              </text:list-item>
              <text:list-item>
                <text:p text:style-name="P111"><text:span text:style-name="T11">modificar</text:span> formulario</text:p>
              </text:list-item>
              <text:list-item>
                <text:p text:style-name="P111">confirmar formulario</text:p>
              </text:list-item>
              <text:list-item>
                <text:p text:style-name="P112">validar datos</text:p>
                <text:list>
                  <text:list-item>
                    <text:p text:style-name="P112">datos invalidos</text:p>
                  </text:list-item>
                  <text:list-item>
                    <text:p text:style-name="P112">informar error</text:p>
                  </text:list-item>
                </text:list>
              </text:list-item>
              <text:list-item>
                <text:p text:style-name="P105"><text:span text:style-name="T9">modificar </text:span><text:span text:style-name="T22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1">Información para los pasos:</text:p>
            <text:p text:style-name="P113"><text:span text:style-name="T4">8.nombre, apellido, dni, direccion, telefono, email, fecha_alta, </text:span><text:span text:style-name="T28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line-break/></text:p>
      <text:p text:style-name="P114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5">Sistema: sistema de prestamos</text:p>
          </table:table-cell>
          <table:table-cell table:style-name="Table9.A1" table:number-columns-spanned="4" office:value-type="string">
            <text:p text:style-name="P115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6"/>
          </table:table-cell>
        </table:table-row>
        <table:table-row>
          <table:table-cell table:style-name="Table9.A1" table:number-columns-spanned="3" office:value-type="string">
            <text:p text:style-name="P115">Nombre caso de uso: <text:span text:style-name="T12">listar </text:span><text:span text:style-name="T29">garante</text:span><text:span text:style-name="T12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5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5">Actor: usuario</text:p>
          </table:table-cell>
          <table:covered-table-cell/>
          <table:table-cell table:style-name="Table9.A1" table:number-columns-spanned="4" office:value-type="string">
            <text:p text:style-name="P11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Descripción:</text:p>
            <text:p text:style-name="P115"><text:span text:style-name="T12">listar </text:span><text:span text:style-name="T29">garante</text:span><text:span text:style-name="T12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Pre-condiciones:</text:p>
            <text:p text:style-name="P11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5">Post-condiciones: </text:p>
            <text:p text:style-name="P115">se <text:span text:style-name="T8">muestra lista de </text:span><text:span text:style-name="T29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5">Pasos realizados  (ruta principal):</text:p>
            <text:list text:style-name="L11">
              <text:list-item>
                <text:p text:style-name="P117">apartado <text:span text:style-name="T29">garante</text:span></text:p>
              </text:list-item>
              <text:list-item>
                <text:p text:style-name="P117">presionar <text:span text:style-name="T5">listar</text:span> <text:span text:style-name="T29">garante</text:span> <text:span text:style-name="T12">por id</text:span></text:p>
              </text:list-item>
              <text:list-item>
                <text:p text:style-name="P118">mostrar formulario</text:p>
              </text:list-item>
              <text:list-item>
                <text:p text:style-name="P118">ingresar id</text:p>
              </text:list-item>
              <text:list-item>
                <text:p text:style-name="P119">confirmar formulario</text:p>
              </text:list-item>
              <text:list-item>
                <text:p text:style-name="P120">validar datos</text:p>
                <text:list>
                  <text:list-item>
                    <text:p text:style-name="P120">datos invalidos</text:p>
                  </text:list-item>
                  <text:list-item>
                    <text:p text:style-name="P120">informar error</text:p>
                  </text:list-item>
                </text:list>
              </text:list-item>
              <text:list-item>
                <text:p text:style-name="P118">recuperar listado de <text:span text:style-name="T29">garante</text:span> que coincida</text:p>
                <text:list>
                  <text:list-item>
                    <text:p text:style-name="P120">lista vacia</text:p>
                  </text:list-item>
                  <text:list-item>
                    <text:p text:style-name="P120">informar lista vacia</text:p>
                  </text:list-item>
                </text:list>
              </text:list-item>
              <text:list-item>
                <text:p text:style-name="P11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1">Información para los pasos:</text:p>
            <text:p text:style-name="P122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ext:p text:style-name="P124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5">Sistema: sistema de prestamos</text:p>
          </table:table-cell>
          <table:table-cell table:style-name="Table12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6"/>
          </table:table-cell>
        </table:table-row>
        <table:table-row>
          <table:table-cell table:style-name="Table12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13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5">Actor: usuario</text:p>
          </table:table-cell>
          <table:covered-table-cell/>
          <table:table-cell table:style-name="Table12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13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Pre-condiciones:</text:p>
            <text:p text:style-name="P12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5">Pasos realizados  (ruta principal):</text:p>
            <text:list text:style-name="L12">
              <text:list-item>
                <text:p text:style-name="P127">apartado <text:s/><text:span text:style-name="T30">garante</text:span></text:p>
              </text:list-item>
              <text:list-item>
                <text:p text:style-name="P127">presionar <text:span text:style-name="T5">listar</text:span> <text:span text:style-name="T30">garante</text:span> <text:span text:style-name="T12">por </text:span><text:span text:style-name="T14">dni</text:span></text:p>
              </text:list-item>
              <text:list-item>
                <text:p text:style-name="P128">mostrar formulario</text:p>
              </text:list-item>
              <text:list-item>
                <text:p text:style-name="P128">ingresar <text:span text:style-name="T13">dni</text:span></text:p>
              </text:list-item>
              <text:list-item>
                <text:p text:style-name="P129">confirmar formulario</text:p>
              </text:list-item>
              <text:list-item>
                <text:p text:style-name="P130">validar datos</text:p>
                <text:list>
                  <text:list-item>
                    <text:p text:style-name="P130">datos invalidos</text:p>
                  </text:list-item>
                  <text:list-item>
                    <text:p text:style-name="P130">informar error</text:p>
                  </text:list-item>
                  <text:list-item>
                    <text:p text:style-name="P130">volver al formulario</text:p>
                  </text:list-item>
                </text:list>
              </text:list-item>
              <text:list-item>
                <text:p text:style-name="P128">recuperar listado de <text:span text:style-name="T30">garante</text:span> que coincida</text:p>
                <text:list>
                  <text:list-item>
                    <text:p text:style-name="P131">lista vacia</text:p>
                  </text:list-item>
                  <text:list-item>
                    <text:p text:style-name="P131">informar lista vacia</text:p>
                  </text:list-item>
                </text:list>
              </text:list-item>
              <text:list-item>
                <text:p text:style-name="P12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2">Información para los pasos:</text:p>
            <text:p text:style-name="P133"><text:span text:style-name="T4">4. </text:span><text:span text:style-name="T15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p text:style-name="P124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5">Sistema: sistema de prestamos</text:p>
          </table:table-cell>
          <table:table-cell table:style-name="Table13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6"/>
          </table:table-cell>
        </table:table-row>
        <table:table-row>
          <table:table-cell table:style-name="Table13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8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5">Actor: usuario</text:p>
          </table:table-cell>
          <table:covered-table-cell/>
          <table:table-cell table:style-name="Table13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8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Pre-condiciones:</text:p>
            <text:p text:style-name="P12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5">Pasos realizados  (ruta principal):</text:p>
            <text:list text:style-name="L13">
              <text:list-item>
                <text:p text:style-name="P135">apartado <text:s/><text:span text:style-name="T30">garante</text:span></text:p>
              </text:list-item>
              <text:list-item>
                <text:p text:style-name="P135">presionar <text:span text:style-name="T5">listar</text:span> <text:span text:style-name="T30">garante</text:span> <text:span text:style-name="T12">por </text:span><text:span text:style-name="T14">nombre y apellido</text:span></text:p>
              </text:list-item>
              <text:list-item>
                <text:p text:style-name="P136">mostrar formulario</text:p>
              </text:list-item>
              <text:list-item>
                <text:p text:style-name="P136">ingresar <text:span text:style-name="T8">nombre y apellido</text:span></text:p>
              </text:list-item>
              <text:list-item>
                <text:p text:style-name="P137">confirmar formulario</text:p>
              </text:list-item>
              <text:list-item>
                <text:p text:style-name="P138">validar datos</text:p>
                <text:list>
                  <text:list-item>
                    <text:p text:style-name="P138">datos invalidos</text:p>
                  </text:list-item>
                  <text:list-item>
                    <text:p text:style-name="P138">informar error</text:p>
                  </text:list-item>
                </text:list>
              </text:list-item>
              <text:list-item>
                <text:p text:style-name="P136">recuperar listado de <text:span text:style-name="T30">garante</text:span> que coincida</text:p>
                <text:list>
                  <text:list-item>
                    <text:p text:style-name="P138">lista vacia</text:p>
                  </text:list-item>
                  <text:list-item>
                    <text:p text:style-name="P138">informar lista vacia</text:p>
                  </text:list-item>
                </text:list>
              </text:list-item>
              <text:list-item>
                <text:p text:style-name="P13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2">Información para los pasos:</text:p>
            <text:p text:style-name="P133"><text:span text:style-name="T4">4. </text:span><text:span text:style-name="T16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p text:style-name="P124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5">Sistema: sistema de prestamos</text:p>
          </table:table-cell>
          <table:table-cell table:style-name="Table14.A1" table:number-columns-spanned="4" office:value-type="string">
            <text:p text:style-name="P125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6"/>
          </table:table-cell>
        </table:table-row>
        <table:table-row>
          <table:table-cell table:style-name="Table14.A1" table:number-columns-spanned="3" office:value-type="string">
            <text:p text:style-name="P125">Nombre caso de uso: <text:span text:style-name="T12">listar </text:span><text:span text:style-name="T30">garante</text:span><text:span text:style-name="T12"> por </text:span><text:span text:style-name="T14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5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5">Actor: usuario</text:p>
          </table:table-cell>
          <table:covered-table-cell/>
          <table:table-cell table:style-name="Table14.A1" table:number-columns-spanned="4" office:value-type="string">
            <text:p text:style-name="P12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Descripción:</text:p>
            <text:p text:style-name="P125"><text:span text:style-name="T12">listar </text:span><text:span text:style-name="T30">garante</text:span><text:span text:style-name="T12"> por </text:span><text:span text:style-name="T14">pré</text:span><text:span text:style-name="T17">s</text:span><text:span text:style-name="T14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Pre-condiciones:</text:p>
            <text:p text:style-name="P125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5">Post-condiciones: </text:p>
            <text:p text:style-name="P125">se <text:span text:style-name="T8">muestra lista de</text:span> <text:span text:style-name="T30">garante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5">Pasos realizados  (ruta principal):</text:p>
            <text:list text:style-name="L14">
              <text:list-item>
                <text:p text:style-name="P139">apartado <text:s/><text:span text:style-name="T30">garante</text:span></text:p>
              </text:list-item>
              <text:list-item>
                <text:p text:style-name="P139">presionar <text:span text:style-name="T5">listar</text:span> <text:span text:style-name="T30">garante</text:span> <text:span text:style-name="T12">por </text:span><text:span text:style-name="T14">préstamo</text:span></text:p>
              </text:list-item>
              <text:list-item>
                <text:p text:style-name="P140">recuperar listado de prestamos</text:p>
                <text:list>
                  <text:list-item>
                    <text:p text:style-name="P141">lista vacia</text:p>
                  </text:list-item>
                  <text:list-item>
                    <text:p text:style-name="P141">informar lista vacia</text:p>
                  </text:list-item>
                </text:list>
              </text:list-item>
              <text:list-item>
                <text:p text:style-name="P142">mostrar <text:span text:style-name="T14">listado de prestamos</text:span></text:p>
              </text:list-item>
              <text:list-item>
                <text:p text:style-name="P140">seleccionar un préstamo</text:p>
              </text:list-item>
              <text:list-item>
                <text:p text:style-name="P143">confirmar <text:span text:style-name="T14">selección</text:span></text:p>
              </text:list-item>
              <text:list-item>
                <text:p text:style-name="P142">recuperar listado de <text:span text:style-name="T30">garante</text:span> que coincida</text:p>
                <text:list>
                  <text:list-item>
                    <text:p text:style-name="P141">lista vacia</text:p>
                  </text:list-item>
                  <text:list-item>
                    <text:p text:style-name="P141">informar lista vacia</text:p>
                  </text:list-item>
                </text:list>
              </text:list-item>
              <text:list-item>
                <text:p text:style-name="P1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2">Información para los pasos:</text:p>
            <text:p text:style-name="P133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p text:style-name="P144">Préstamo</text:p>
      <text:p text:style-name="P145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6">Sistema: sistema de prestamos</text:p>
          </table:table-cell>
          <table:table-cell table:style-name="Table15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7"/>
          </table:table-cell>
        </table:table-row>
        <table:table-row>
          <table:table-cell table:style-name="Table15.A1" table:number-columns-spanned="3" office:value-type="string">
            <text:p text:style-name="P146">Nombre caso de uso: alta <text:span text:style-name="T31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6">Actor: usuario</text:p>
          </table:table-cell>
          <table:covered-table-cell/>
          <table:table-cell table:style-name="Table15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Descripción:</text:p>
            <text:p text:style-name="P146">alta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Pre-condiciones:</text:p>
            <text:p text:style-name="P146">estar logueado como usuario</text:p>
            <text:p text:style-name="P71">prestatario existente en la base de datos</text:p>
            <text:p text:style-name="P71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Post-condiciones: </text:p>
            <text:p text:style-name="P146">se da de alta un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6">Pasos realizados  (ruta principal):</text:p>
            <text:list text:style-name="L15">
              <text:list-item>
                <text:p text:style-name="P148">apartado <text:span text:style-name="T31">préstamo</text:span></text:p>
              </text:list-item>
              <text:list-item>
                <text:p text:style-name="P148">presionar alta <text:span text:style-name="T31">préstamo</text:span></text:p>
              </text:list-item>
              <text:list-item>
                <text:p text:style-name="P149"><text:span text:style-name="T32">recuperar listado de </text:span><text:span text:style-name="T33">prestatarios</text:span></text:p>
                <text:list>
                  <text:list-item>
                    <text:p text:style-name="P150">lista vacia</text:p>
                  </text:list-item>
                  <text:list-item>
                    <text:p text:style-name="P150">informar lista vacia</text:p>
                  </text:list-item>
                </text:list>
              </text:list-item>
              <text:list-item>
                <text:p text:style-name="P151">recuperar listado de <text:span text:style-name="T31">garantes</text:span></text:p>
                <text:list>
                  <text:list-item>
                    <text:p text:style-name="P150">lista vacia</text:p>
                  </text:list-item>
                  <text:list-item>
                    <text:p text:style-name="P150">informar lista vacia</text:p>
                  </text:list-item>
                </text:list>
              </text:list-item>
              <text:list-item>
                <text:p text:style-name="P152">sistema muestra el formulario</text:p>
              </text:list-item>
              <text:list-item>
                <text:p text:style-name="P153">seleccionar un prestatario de la lista</text:p>
              </text:list-item>
              <text:list-item>
                <text:p text:style-name="P153">seleccionar un garante de la lista</text:p>
              </text:list-item>
              <text:list-item>
                <text:p text:style-name="P148">completar formulario</text:p>
              </text:list-item>
              <text:list-item>
                <text:p text:style-name="P148">confirmar formulario</text:p>
              </text:list-item>
              <text:list-item>
                <text:p text:style-name="P154">validar datos</text:p>
                <text:list>
                  <text:list-item>
                    <text:p text:style-name="P154">datos invalidos</text:p>
                  </text:list-item>
                  <text:list-item>
                    <text:p text:style-name="P154">informar error</text:p>
                  </text:list-item>
                  <text:list-item>
                    <text:p text:style-name="P154">volver al formulario</text:p>
                  </text:list-item>
                </text:list>
              </text:list-item>
              <text:list-item>
                <text:p text:style-name="P148">alta <text:span text:style-name="T31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5">Información para los pasos:</text:p>
            <text:p text:style-name="P156"><text:span text:style-name="T34">10. </text:span><text:span text:style-name="T21">monto, moned</text:span><text:span text:style-name="T35">a, </text:span><text:span text:style-name="T21">tasa_interes_mensual, cuotas_totales, cuotas_restantes, monto_cuota, saldo_restante, </text:span><text:span text:style-name="T35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ext:p text:style-name="P158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59">Sistema: sistema de prestamos</text:p>
          </table:table-cell>
          <table:table-cell table:style-name="Table16.A1" table:number-columns-spanned="4" office:value-type="string">
            <text:p text:style-name="P159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0"/>
          </table:table-cell>
        </table:table-row>
        <table:table-row>
          <table:table-cell table:style-name="Table16.A1" table:number-columns-spanned="3" office:value-type="string">
            <text:p text:style-name="P159">Nombre caso de uso: <text:span text:style-name="T5">baja</text:span> <text:span text:style-name="T31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59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59">Actor: usuario</text:p>
          </table:table-cell>
          <table:covered-table-cell/>
          <table:table-cell table:style-name="Table16.A1" table:number-columns-spanned="4" office:value-type="string">
            <text:p text:style-name="P1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Descripción:</text:p>
            <text:p text:style-name="P159"><text:span text:style-name="T6">baja</text:span>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Pre-condiciones:</text:p>
            <text:p text:style-name="P15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9">Post-condiciones: </text:p>
            <text:p text:style-name="P159">se da de <text:span text:style-name="T8">baja</text:span> un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59">Pasos realizados  (ruta principal):</text:p>
            <text:list text:style-name="L16">
              <text:list-item>
                <text:p text:style-name="P161">apartado <text:span text:style-name="T31">préstamo</text:span></text:p>
              </text:list-item>
              <text:list-item>
                <text:p text:style-name="P161">presionar <text:span text:style-name="T5">listar</text:span> <text:span text:style-name="T31">préstamo</text:span></text:p>
              </text:list-item>
              <text:list-item>
                <text:p text:style-name="P162">recuperar lista de prestamos</text:p>
                <text:list>
                  <text:list-item>
                    <text:p text:style-name="P162">lista vacia</text:p>
                  </text:list-item>
                  <text:list-item>
                    <text:p text:style-name="P162">informar lista vacia</text:p>
                  </text:list-item>
                </text:list>
              </text:list-item>
              <text:list-item>
                <text:p text:style-name="P161">muestra<text:span text:style-name="T36">r</text:span> <text:span text:style-name="T5">listado de </text:span><text:span text:style-name="T31">préstamo</text:span><text:span text:style-name="T5">s</text:span></text:p>
              </text:list-item>
              <text:list-item>
                <text:p text:style-name="P163">presionar botón baja de un <text:span text:style-name="T31">préstamo</text:span></text:p>
              </text:list-item>
              <text:list-item>
                <text:p text:style-name="P164">comprobar saldo restante = 0</text:p>
                <text:list>
                  <text:list-item>
                    <text:p text:style-name="P164">saldo restante &gt; 0</text:p>
                  </text:list-item>
                  <text:list-item>
                    <text:p text:style-name="P164">informar error</text:p>
                  </text:list-item>
                </text:list>
              </text:list-item>
              <text:list-item>
                <text:p text:style-name="P161"><text:span text:style-name="T5">baja </text:span><text:span text:style-name="T31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5">Información para los pasos:</text:p>
            <text:p text:style-name="P166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/>
      <text:p text:style-name="P168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59">Sistema: sistema de prestamos</text:p>
          </table:table-cell>
          <table:table-cell table:style-name="Table17.A1" table:number-columns-spanned="4" office:value-type="string">
            <text:p text:style-name="P159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0"/>
          </table:table-cell>
        </table:table-row>
        <table:table-row>
          <table:table-cell table:style-name="Table17.A1" table:number-columns-spanned="3" office:value-type="string">
            <text:p text:style-name="P159">Nombre caso de uso: <text:span text:style-name="T9">modificación </text:span><text:span text:style-name="T31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59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59">Actor: usuario</text:p>
          </table:table-cell>
          <table:covered-table-cell/>
          <table:table-cell table:style-name="Table17.A1" table:number-columns-spanned="4" office:value-type="string">
            <text:p text:style-name="P15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Descripción:</text:p>
            <text:p text:style-name="P159"><text:span text:style-name="T9">modificación</text:span>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Pre-condiciones:</text:p>
            <text:p text:style-name="P159">estar logueado como usuario</text:p>
            <text:p text:style-name="P7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9">Post-condiciones: </text:p>
            <text:p text:style-name="P159">se <text:span text:style-name="T8">modifica</text:span> un <text:span text:style-name="T31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59">Pasos realizados  (ruta principal):</text:p>
            <text:list text:style-name="L17">
              <text:list-item>
                <text:p text:style-name="P169">apartado <text:span text:style-name="T31">préstamo</text:span></text:p>
              </text:list-item>
              <text:list-item>
                <text:p text:style-name="P169">presionar <text:span text:style-name="T5">listar</text:span> <text:span text:style-name="T31">préstamo</text:span></text:p>
              </text:list-item>
              <text:list-item>
                <text:p text:style-name="P170">recuperar lista de prestamos</text:p>
                <text:list>
                  <text:list-item>
                    <text:p text:style-name="P170">lista vacia</text:p>
                  </text:list-item>
                  <text:list-item>
                    <text:p text:style-name="P170">informar lista vacia</text:p>
                  </text:list-item>
                </text:list>
              </text:list-item>
              <text:list-item>
                <text:p text:style-name="P169">sistema muestra <text:span text:style-name="T5">listado de </text:span><text:span text:style-name="T31">préstamo</text:span><text:span text:style-name="T5">s</text:span></text:p>
              </text:list-item>
              <text:list-item>
                <text:p text:style-name="P171">presionar botón <text:span text:style-name="T9">modificar</text:span> de un <text:span text:style-name="T31">préstamo</text:span></text:p>
              </text:list-item>
              <text:list-item>
                <text:p text:style-name="P172">recuperar datos del <text:span text:style-name="T31">préstamo</text:span></text:p>
              </text:list-item>
              <text:list-item>
                <text:p text:style-name="P173">mostrar formulario de modificación <text:span text:style-name="T11">con los datos</text:span></text:p>
              </text:list-item>
              <text:list-item>
                <text:p text:style-name="P173"><text:span text:style-name="T11">modificar</text:span> formulario</text:p>
              </text:list-item>
              <text:list-item>
                <text:p text:style-name="P173">confirmar formulario</text:p>
              </text:list-item>
              <text:list-item>
                <text:p text:style-name="P174">validar datos</text:p>
                <text:list>
                  <text:list-item>
                    <text:p text:style-name="P174">datos invalidos</text:p>
                  </text:list-item>
                  <text:list-item>
                    <text:p text:style-name="P174">informar error</text:p>
                  </text:list-item>
                  <text:list-item>
                    <text:p text:style-name="P174">volver al formulario</text:p>
                  </text:list-item>
                </text:list>
              </text:list-item>
              <text:list-item>
                <text:p text:style-name="P169"><text:span text:style-name="T9">modificar </text:span><text:span text:style-name="T31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5">Información para los pasos:</text:p>
            <text:p text:style-name="P175"><text:span text:style-name="T4">8. </text:span><text:span text:style-name="T28">monto, moned</text:span><text:span text:style-name="T37">a, </text:span><text:span text:style-name="T28">tasa_interes_mensual, cuotas_totales, cuotas_restantes, monto_cuota, saldo_restante, </text:span><text:span text:style-name="T37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5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><text:line-break/></text:p>
      <text:p text:style-name="P176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7">Sistema: sistema de prestamos</text:p>
          </table:table-cell>
          <table:table-cell table:style-name="Table18.A1" table:number-columns-spanned="4" office:value-type="string">
            <text:p text:style-name="P177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78"/>
          </table:table-cell>
        </table:table-row>
        <table:table-row>
          <table:table-cell table:style-name="Table18.A1" table:number-columns-spanned="3" office:value-type="string">
            <text:p text:style-name="P177">Nombre caso de uso: <text:span text:style-name="T12">listar </text:span><text:span text:style-name="T38">préstamo</text:span><text:span text:style-name="T12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7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7">Actor: usuario</text:p>
          </table:table-cell>
          <table:covered-table-cell/>
          <table:table-cell table:style-name="Table18.A1" table:number-columns-spanned="4" office:value-type="string">
            <text:p text:style-name="P17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7">Descripción:</text:p>
            <text:p text:style-name="P177"><text:span text:style-name="T12">listar </text:span><text:span text:style-name="T38">préstamo</text:span><text:span text:style-name="T12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7">Pre-condiciones:</text:p>
            <text:p text:style-name="P17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7">Post-condiciones: </text:p>
            <text:p text:style-name="P177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7">Pasos realizados  (ruta principal):</text:p>
            <text:list text:style-name="L18">
              <text:list-item>
                <text:p text:style-name="P179">apartado <text:s/><text:span text:style-name="T38">préstamo</text:span></text:p>
              </text:list-item>
              <text:list-item>
                <text:p text:style-name="P179">presionar <text:span text:style-name="T5">listar</text:span> <text:span text:style-name="T38">préstamo</text:span> <text:span text:style-name="T12">por id</text:span></text:p>
              </text:list-item>
              <text:list-item>
                <text:p text:style-name="P180">mostrar formulario</text:p>
              </text:list-item>
              <text:list-item>
                <text:p text:style-name="P180">ingresar id</text:p>
              </text:list-item>
              <text:list-item>
                <text:p text:style-name="P181">confirmar formulario</text:p>
              </text:list-item>
              <text:list-item>
                <text:p text:style-name="P182">validar datos</text:p>
                <text:list>
                  <text:list-item>
                    <text:p text:style-name="P182">datos invalidos</text:p>
                  </text:list-item>
                  <text:list-item>
                    <text:p text:style-name="P182">informar error</text:p>
                  </text:list-item>
                  <text:list-item>
                    <text:p text:style-name="P182">volver al formulario</text:p>
                  </text:list-item>
                </text:list>
              </text:list-item>
              <text:list-item>
                <text:p text:style-name="P180">recuperar listado de <text:span text:style-name="T38">préstamo</text:span> que coincida</text:p>
                <text:list>
                  <text:list-item>
                    <text:p text:style-name="P183">lista vacia</text:p>
                  </text:list-item>
                  <text:list-item>
                    <text:p text:style-name="P183">informar lista vacia</text:p>
                  </text:list-item>
                </text:list>
              </text:list-item>
              <text:list-item>
                <text:p text:style-name="P18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4">Información para los pasos:</text:p>
            <text:p text:style-name="P185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6"/>
      <text:p text:style-name="P176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7">Sistema: sistema de prestamos</text:p>
          </table:table-cell>
          <table:table-cell table:style-name="Table19.A1" table:number-columns-spanned="4" office:value-type="string">
            <text:p text:style-name="P177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78"/>
          </table:table-cell>
        </table:table-row>
        <table:table-row>
          <table:table-cell table:style-name="Table19.A1" table:number-columns-spanned="3" office:value-type="string">
            <text:p text:style-name="P177">Nombre caso de uso: <text:span text:style-name="T12">listar </text:span><text:span text:style-name="T38">préstamo</text:span><text:span text:style-name="T12"> por </text:span><text:span text:style-name="T38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7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7">Actor: usuario</text:p>
          </table:table-cell>
          <table:covered-table-cell/>
          <table:table-cell table:style-name="Table19.A1" table:number-columns-spanned="4" office:value-type="string">
            <text:p text:style-name="P17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7">Descripción:</text:p>
            <text:p text:style-name="P177"><text:span text:style-name="T12">listar </text:span><text:span text:style-name="T38">préstamo</text:span><text:span text:style-name="T12"> por </text:span><text:span text:style-name="T38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7">Pre-condiciones:</text:p>
            <text:p text:style-name="P177">estar logueado como usuario</text:p>
            <text:p text:style-name="P71">prestatari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7">Post-condiciones: </text:p>
            <text:p text:style-name="P177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7">Pasos realizados  (ruta principal):</text:p>
            <text:list text:style-name="L19">
              <text:list-item>
                <text:p text:style-name="P187">apartado <text:s/><text:span text:style-name="T38">préstamo</text:span></text:p>
              </text:list-item>
              <text:list-item>
                <text:p text:style-name="P187">presionar <text:span text:style-name="T5">listar</text:span> <text:span text:style-name="T38">préstamo</text:span> <text:span text:style-name="T12">por </text:span><text:span text:style-name="T38">prestatario</text:span></text:p>
              </text:list-item>
              <text:list-item>
                <text:p text:style-name="P188">recuperar listado de <text:span text:style-name="T38">prestatarios</text:span></text:p>
                <text:list>
                  <text:list-item>
                    <text:p text:style-name="P189">lista vacia</text:p>
                  </text:list-item>
                  <text:list-item>
                    <text:p text:style-name="P189">informar lista vacia</text:p>
                  </text:list-item>
                </text:list>
              </text:list-item>
              <text:list-item>
                <text:p text:style-name="P190">mostrar <text:span text:style-name="T14">listado de </text:span><text:span text:style-name="T38">prestatarios</text:span></text:p>
              </text:list-item>
              <text:list-item>
                <text:p text:style-name="P191">seleccionar un prestatario</text:p>
              </text:list-item>
              <text:list-item>
                <text:p text:style-name="P192">confirmar <text:span text:style-name="T38">selección</text:span></text:p>
              </text:list-item>
              <text:list-item>
                <text:p text:style-name="P190">recuperar listado de <text:span text:style-name="T38">préstamo</text:span> que coincida</text:p>
                <text:list>
                  <text:list-item>
                    <text:p text:style-name="P189">lista vacia</text:p>
                  </text:list-item>
                  <text:list-item>
                    <text:p text:style-name="P189">informar lista vacia</text:p>
                  </text:list-item>
                </text:list>
              </text:list-item>
              <text:list-item>
                <text:p text:style-name="P19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4">Información para los pasos:</text:p>
            <text:p text:style-name="P193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6"/>
      <text:p text:style-name="P176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7">Sistema: sistema de prestamos</text:p>
          </table:table-cell>
          <table:table-cell table:style-name="Table20.A1" table:number-columns-spanned="4" office:value-type="string">
            <text:p text:style-name="P177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78"/>
          </table:table-cell>
        </table:table-row>
        <table:table-row>
          <table:table-cell table:style-name="Table20.A1" table:number-columns-spanned="3" office:value-type="string">
            <text:p text:style-name="P177">Nombre caso de uso: <text:span text:style-name="T12">listar </text:span><text:span text:style-name="T38">préstamo</text:span><text:span text:style-name="T12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7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7">Actor: usuario</text:p>
          </table:table-cell>
          <table:covered-table-cell/>
          <table:table-cell table:style-name="Table20.A1" table:number-columns-spanned="4" office:value-type="string">
            <text:p text:style-name="P17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7">Descripción:</text:p>
            <text:p text:style-name="P177"><text:span text:style-name="T12">listar </text:span><text:span text:style-name="T38">préstamo</text:span><text:span text:style-name="T12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7">Pre-condiciones:</text:p>
            <text:p text:style-name="P177">estar logueado como usuario</text:p>
            <text:p text:style-name="P71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7">Post-condiciones: </text:p>
            <text:p text:style-name="P177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7">Pasos realizados  (ruta principal):</text:p>
            <text:list text:style-name="L20">
              <text:list-item>
                <text:p text:style-name="P194">apartado <text:s/><text:span text:style-name="T38">préstamo</text:span></text:p>
              </text:list-item>
              <text:list-item>
                <text:p text:style-name="P194">presionar <text:span text:style-name="T5">listar</text:span> <text:span text:style-name="T38">préstamo</text:span> <text:span text:style-name="T12">por garante</text:span></text:p>
              </text:list-item>
              <text:list-item>
                <text:p text:style-name="P195">recuperar listado de garante<text:span text:style-name="T38">s</text:span></text:p>
                <text:list>
                  <text:list-item>
                    <text:p text:style-name="P196">lista vacia</text:p>
                  </text:list-item>
                  <text:list-item>
                    <text:p text:style-name="P196">informar lista vacia</text:p>
                  </text:list-item>
                </text:list>
              </text:list-item>
              <text:list-item>
                <text:p text:style-name="P197">mostrar <text:span text:style-name="T14">listado de garante</text:span><text:span text:style-name="T38">s</text:span></text:p>
              </text:list-item>
              <text:list-item>
                <text:p text:style-name="P198">seleccionar un garante</text:p>
              </text:list-item>
              <text:list-item>
                <text:p text:style-name="P199">confirmar <text:span text:style-name="T38">selección</text:span></text:p>
              </text:list-item>
              <text:list-item>
                <text:p text:style-name="P197">recuperar listado de <text:span text:style-name="T38">préstamo</text:span> que coincida</text:p>
                <text:list>
                  <text:list-item>
                    <text:p text:style-name="P196">lista vacia</text:p>
                  </text:list-item>
                  <text:list-item>
                    <text:p text:style-name="P196">informar lista vacia</text:p>
                  </text:list-item>
                </text:list>
              </text:list-item>
              <text:list-item>
                <text:p text:style-name="P19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4">Información para los pasos:</text:p>
            <text:p text:style-name="P193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6"/>
      <text:p text:style-name="P176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7">Sistema: sistema de prestamos</text:p>
          </table:table-cell>
          <table:table-cell table:style-name="Table21.A1" table:number-columns-spanned="4" office:value-type="string">
            <text:p text:style-name="P177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78"/>
          </table:table-cell>
        </table:table-row>
        <table:table-row>
          <table:table-cell table:style-name="Table21.A1" table:number-columns-spanned="3" office:value-type="string">
            <text:p text:style-name="P200">Nombre caso de uso: <text:span text:style-name="T12">listar </text:span><text:span text:style-name="T38">préstamo</text:span><text:span text:style-name="T12"> por </text:span><text:span text:style-name="T39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7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7">Actor: usuario</text:p>
          </table:table-cell>
          <table:covered-table-cell/>
          <table:table-cell table:style-name="Table21.A1" table:number-columns-spanned="4" office:value-type="string">
            <text:p text:style-name="P17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7">Descripción:</text:p>
            <text:p text:style-name="P200"><text:span text:style-name="T12">listar </text:span><text:span text:style-name="T38">préstamo</text:span><text:span text:style-name="T12"> por </text:span><text:span text:style-name="T39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7">Pre-condiciones:</text:p>
            <text:p text:style-name="P17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7">Post-condiciones: </text:p>
            <text:p text:style-name="P177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7">Pasos realizados  (ruta principal):</text:p>
            <text:list text:style-name="L21">
              <text:list-item>
                <text:p text:style-name="P201">apartado <text:s/><text:span text:style-name="T38">préstamo</text:span></text:p>
              </text:list-item>
              <text:list-item>
                <text:p text:style-name="P202">presionar <text:span text:style-name="T5">listar</text:span> <text:span text:style-name="T38">préstamo</text:span> <text:span text:style-name="T12">por </text:span><text:span text:style-name="T39">mayor que monto</text:span></text:p>
              </text:list-item>
              <text:list-item>
                <text:p text:style-name="P203">mostrar formulario</text:p>
              </text:list-item>
              <text:list-item>
                <text:p text:style-name="P204">ingresar<text:span text:style-name="T39"> monto</text:span></text:p>
              </text:list-item>
              <text:list-item>
                <text:p text:style-name="P205">confirmar formulario</text:p>
              </text:list-item>
              <text:list-item>
                <text:p text:style-name="P206">validar datos</text:p>
                <text:list>
                  <text:list-item>
                    <text:p text:style-name="P206">datos invalidos</text:p>
                  </text:list-item>
                  <text:list-item>
                    <text:p text:style-name="P206">informar error</text:p>
                  </text:list-item>
                  <text:list-item>
                    <text:p text:style-name="P206">volver al formulario</text:p>
                  </text:list-item>
                </text:list>
              </text:list-item>
              <text:list-item>
                <text:p text:style-name="P203">recuperar listado de <text:span text:style-name="T38">préstamo</text:span> que coincida</text:p>
                <text:list>
                  <text:list-item>
                    <text:p text:style-name="P207">lista vicia</text:p>
                  </text:list-item>
                  <text:list-item>
                    <text:p text:style-name="P207">informar lista vacia</text:p>
                  </text:list-item>
                </text:list>
              </text:list-item>
              <text:list-item>
                <text:p text:style-name="P20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4">Información para los pasos:</text:p>
            <text:p text:style-name="P185">4. <text:span text:style-name="T39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6"/>
      <text:p text:style-name="P208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0">Sistema: sistema de prestamos</text:p>
          </table:table-cell>
          <table:table-cell table:style-name="Table22.A1" table:number-columns-spanned="4" office:value-type="string">
            <text:p text:style-name="P200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09"/>
          </table:table-cell>
        </table:table-row>
        <table:table-row>
          <table:table-cell table:style-name="Table22.A1" table:number-columns-spanned="3" office:value-type="string">
            <text:p text:style-name="P200">Nombre caso de uso: <text:span text:style-name="T12">listar </text:span><text:span text:style-name="T38">préstamo</text:span><text:span text:style-name="T12"> por </text:span><text:span text:style-name="T39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0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0">Actor: usuario</text:p>
          </table:table-cell>
          <table:covered-table-cell/>
          <table:table-cell table:style-name="Table22.A1" table:number-columns-spanned="4" office:value-type="string">
            <text:p text:style-name="P20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0">Descripción:</text:p>
            <text:p text:style-name="P200"><text:span text:style-name="T12">listar </text:span><text:span text:style-name="T38">préstamo</text:span><text:span text:style-name="T12"> por </text:span><text:span text:style-name="T39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0">Pre-condiciones:</text:p>
            <text:p text:style-name="P20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0">Post-condiciones: </text:p>
            <text:p text:style-name="P200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0">Pasos realizados  (ruta principal):</text:p>
            <text:list text:style-name="L22">
              <text:list-item>
                <text:p text:style-name="P210">apartado <text:s/><text:span text:style-name="T38">préstamo</text:span></text:p>
              </text:list-item>
              <text:list-item>
                <text:p text:style-name="P210">presionar <text:span text:style-name="T5">listar</text:span> <text:span text:style-name="T38">préstamo</text:span> <text:span text:style-name="T12">por </text:span><text:span text:style-name="T39">menor que monto</text:span></text:p>
              </text:list-item>
              <text:list-item>
                <text:p text:style-name="P211">mostrar formulario</text:p>
              </text:list-item>
              <text:list-item>
                <text:p text:style-name="P211">ingresar<text:span text:style-name="T39"> monto</text:span></text:p>
              </text:list-item>
              <text:list-item>
                <text:p text:style-name="P212">confirmar formulario</text:p>
              </text:list-item>
              <text:list-item>
                <text:p text:style-name="P213">validar datos</text:p>
                <text:list>
                  <text:list-item>
                    <text:p text:style-name="P213">datos invalidos</text:p>
                  </text:list-item>
                  <text:list-item>
                    <text:p text:style-name="P213">informar error</text:p>
                  </text:list-item>
                  <text:list-item>
                    <text:p text:style-name="P213">volver al formulario</text:p>
                  </text:list-item>
                </text:list>
              </text:list-item>
              <text:list-item>
                <text:p text:style-name="P211">recuperar listado de <text:span text:style-name="T38">préstamo</text:span> que coincida</text:p>
                <text:list>
                  <text:list-item>
                    <text:p text:style-name="P214">lista vacia</text:p>
                  </text:list-item>
                  <text:list-item>
                    <text:p text:style-name="P214">informar lista vacia</text:p>
                  </text:list-item>
                </text:list>
              </text:list-item>
              <text:list-item>
                <text:p text:style-name="P21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5">Información para los pasos:</text:p>
            <text:p text:style-name="P216">4. <text:span text:style-name="T39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7"/>
      <text:p text:style-name="P218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19">Sistema: sistema de prestamos</text:p>
          </table:table-cell>
          <table:table-cell table:style-name="Table23.A1" table:number-columns-spanned="4" office:value-type="string">
            <text:p text:style-name="P219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0"/>
          </table:table-cell>
        </table:table-row>
        <table:table-row>
          <table:table-cell table:style-name="Table23.A1" table:number-columns-spanned="3" office:value-type="string">
            <text:p text:style-name="P219">Nombre caso de uso: <text:span text:style-name="T12">listar </text:span><text:span text:style-name="T38">préstamo</text:span><text:span text:style-name="T12"> por </text:span><text:span text:style-name="T40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19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19">Actor: usuario</text:p>
          </table:table-cell>
          <table:covered-table-cell/>
          <table:table-cell table:style-name="Table23.A1" table:number-columns-spanned="4" office:value-type="string">
            <text:p text:style-name="P21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9">Descripción:</text:p>
            <text:p text:style-name="P219"><text:span text:style-name="T12">listar </text:span><text:span text:style-name="T38">préstamo</text:span><text:span text:style-name="T12"> por </text:span><text:span text:style-name="T40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9">Pre-condiciones:</text:p>
            <text:p text:style-name="P21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9">Post-condiciones: </text:p>
            <text:p text:style-name="P219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19">Pasos realizados  (ruta principal):</text:p>
            <text:list text:style-name="L23">
              <text:list-item>
                <text:p text:style-name="P221">apartado <text:s/><text:span text:style-name="T38">préstamo</text:span></text:p>
              </text:list-item>
              <text:list-item>
                <text:p text:style-name="P221">presionar <text:span text:style-name="T5">listar</text:span> <text:span text:style-name="T38">préstamo</text:span> <text:span text:style-name="T12">por </text:span><text:span text:style-name="T40">fecha de préstamo</text:span></text:p>
              </text:list-item>
              <text:list-item>
                <text:p text:style-name="P222">mostrar formulario</text:p>
              </text:list-item>
              <text:list-item>
                <text:p text:style-name="P222">ingresar <text:span text:style-name="T40">fecha de préstamo</text:span></text:p>
              </text:list-item>
              <text:list-item>
                <text:p text:style-name="P223">confirmar formulario</text:p>
              </text:list-item>
              <text:list-item>
                <text:p text:style-name="P224"><text:span text:style-name="T41">recuperar listado de </text:span><text:span text:style-name="T42">préstamo</text:span><text:span text:style-name="T41"> que coincida</text:span></text:p>
                <text:list>
                  <text:list-item>
                    <text:p text:style-name="P225">lista vacia</text:p>
                  </text:list-item>
                  <text:list-item>
                    <text:p text:style-name="P225">informar lista vacia</text:p>
                  </text:list-item>
                </text:list>
              </text:list-item>
              <text:list-item>
                <text:p text:style-name="P22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6">Información para los pasos:</text:p>
            <text:p text:style-name="P227">4. <text:span text:style-name="T43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1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ext:p text:style-name="P218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19">Sistema: sistema de prestamos</text:p>
          </table:table-cell>
          <table:table-cell table:style-name="Table24.A1" table:number-columns-spanned="4" office:value-type="string">
            <text:p text:style-name="P219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0"/>
          </table:table-cell>
        </table:table-row>
        <table:table-row>
          <table:table-cell table:style-name="Table24.A1" table:number-columns-spanned="3" office:value-type="string">
            <text:p text:style-name="P219">Nombre caso de uso: <text:span text:style-name="T12">listar </text:span><text:span text:style-name="T38">préstamo</text:span><text:span text:style-name="T12"> por </text:span><text:span text:style-name="T40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19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19">Actor: usuario</text:p>
          </table:table-cell>
          <table:covered-table-cell/>
          <table:table-cell table:style-name="Table24.A1" table:number-columns-spanned="4" office:value-type="string">
            <text:p text:style-name="P21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9">Descripción:</text:p>
            <text:p text:style-name="P219"><text:span text:style-name="T12">listar </text:span><text:span text:style-name="T38">préstamo</text:span><text:span text:style-name="T12"> por </text:span><text:span text:style-name="T40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9">Pre-condiciones:</text:p>
            <text:p text:style-name="P219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9">Post-condiciones: </text:p>
            <text:p text:style-name="P219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19">Pasos realizados  (ruta principal):</text:p>
            <text:list text:style-name="L24">
              <text:list-item>
                <text:p text:style-name="P229">apartado <text:s/><text:span text:style-name="T38">préstamo</text:span></text:p>
              </text:list-item>
              <text:list-item>
                <text:p text:style-name="P229">presionar <text:span text:style-name="T5">listar</text:span> <text:span text:style-name="T38">préstamo</text:span> <text:span text:style-name="T12">por </text:span><text:span text:style-name="T40">interés</text:span></text:p>
              </text:list-item>
              <text:list-item>
                <text:p text:style-name="P230">mostrar formulario</text:p>
              </text:list-item>
              <text:list-item>
                <text:p text:style-name="P230">ingresar <text:span text:style-name="T40">interés</text:span></text:p>
              </text:list-item>
              <text:list-item>
                <text:p text:style-name="P231">confirmar formulario</text:p>
              </text:list-item>
              <text:list-item>
                <text:p text:style-name="P232">validar datos</text:p>
                <text:list>
                  <text:list-item>
                    <text:p text:style-name="P232">datos invalidos</text:p>
                  </text:list-item>
                  <text:list-item>
                    <text:p text:style-name="P232">informar error</text:p>
                  </text:list-item>
                  <text:list-item>
                    <text:p text:style-name="P232">volver al formulario</text:p>
                  </text:list-item>
                </text:list>
              </text:list-item>
              <text:list-item>
                <text:p text:style-name="P230">recuperar listado de <text:span text:style-name="T38">préstamo</text:span> que coincida</text:p>
                <text:list>
                  <text:list-item>
                    <text:p text:style-name="P233">lista vacia</text:p>
                  </text:list-item>
                  <text:list-item>
                    <text:p text:style-name="P233">informar lista vacia</text:p>
                  </text:list-item>
                </text:list>
              </text:list-item>
              <text:list-item>
                <text:p text:style-name="P23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6">Información para los pasos:</text:p>
            <text:p text:style-name="P227">4. <text:span text:style-name="T43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1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8"/>
      <text:p text:style-name="P234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5">Sistema: sistema de prestamos</text:p>
          </table:table-cell>
          <table:table-cell table:style-name="Table25.A1" table:number-columns-spanned="4" office:value-type="string">
            <text:p text:style-name="P235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6"/>
          </table:table-cell>
        </table:table-row>
        <table:table-row>
          <table:table-cell table:style-name="Table25.A1" table:number-columns-spanned="3" office:value-type="string">
            <text:p text:style-name="P235">Nombre caso de uso: <text:span text:style-name="T12">listar </text:span><text:span text:style-name="T38">préstamo</text:span><text:span text:style-name="T12"> por</text:span><text:span text:style-name="T44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5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5">Actor: usuario</text:p>
          </table:table-cell>
          <table:covered-table-cell/>
          <table:table-cell table:style-name="Table25.A1" table:number-columns-spanned="4" office:value-type="string">
            <text:p text:style-name="P23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5">Descripción:</text:p>
            <text:p text:style-name="P235"><text:span text:style-name="T12">listar </text:span><text:span text:style-name="T38">préstamo</text:span><text:span text:style-name="T12"> por </text:span><text:span text:style-name="T44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5">Pre-condiciones:</text:p>
            <text:p text:style-name="P23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5">Post-condiciones: </text:p>
            <text:p text:style-name="P235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5">Pasos realizados  (ruta principal):</text:p>
            <text:list text:style-name="L25">
              <text:list-item>
                <text:p text:style-name="P237">apartado <text:s/><text:span text:style-name="T38">préstamo</text:span></text:p>
              </text:list-item>
              <text:list-item>
                <text:p text:style-name="P237">presionar <text:span text:style-name="T5">listar</text:span> <text:span text:style-name="T38">préstamo</text:span> <text:span text:style-name="T12">por </text:span><text:span text:style-name="T44">cuotas totales</text:span></text:p>
              </text:list-item>
              <text:list-item>
                <text:p text:style-name="P238">mostrar formulario</text:p>
              </text:list-item>
              <text:list-item>
                <text:p text:style-name="P238">ingresar <text:span text:style-name="T44">cuotas totales</text:span></text:p>
              </text:list-item>
              <text:list-item>
                <text:p text:style-name="P239">confirmar formulario</text:p>
              </text:list-item>
              <text:list-item>
                <text:p text:style-name="P240">validar datos</text:p>
                <text:list>
                  <text:list-item>
                    <text:p text:style-name="P240">datos invalidos</text:p>
                  </text:list-item>
                  <text:list-item>
                    <text:p text:style-name="P240">informar error</text:p>
                  </text:list-item>
                  <text:list-item>
                    <text:p text:style-name="P240">volver al formulario</text:p>
                  </text:list-item>
                </text:list>
              </text:list-item>
              <text:list-item>
                <text:p text:style-name="P238">recuperar listado de <text:span text:style-name="T38">préstamo</text:span> que coincida</text:p>
                <text:list>
                  <text:list-item>
                    <text:p text:style-name="P241">lista vacia</text:p>
                  </text:list-item>
                  <text:list-item>
                    <text:p text:style-name="P241">informar lista vacia</text:p>
                  </text:list-item>
                </text:list>
              </text:list-item>
              <text:list-item>
                <text:p text:style-name="P23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2">Información para los pasos:</text:p>
            <text:p text:style-name="P243">4. <text:span text:style-name="T45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/>
      <text:p text:style-name="P234"><text:bookmark text:name="docs-internal-guid-cf44289e-7fff-f5e7-ae53-7aa904d060b0 Copy 1 Copy 1 Copy 1 Copy 4 Copy 1 Copy 3 Copy 1 Copy 1 Copy 1"/></text:p>
      <table:table table:name="Table26" table:style-name="Table26">
        <table:table-column table:style-name="Table26.A"/>
        <table:table-column table:style-name="Table26.B"/>
        <table:table-column table:style-name="Table26.C" table:number-columns-repeated="2"/>
        <table:table-column table:style-name="Table26.E"/>
        <table:table-column table:style-name="Table26.F"/>
        <table:table-row>
          <table:table-cell table:style-name="Table26.A1" office:value-type="string">
            <text:p text:style-name="P235">Sistema: sistema de prestamos</text:p>
          </table:table-cell>
          <table:table-cell table:style-name="Table26.A1" table:number-columns-spanned="4" office:value-type="string">
            <text:p text:style-name="P235">Módulo: </text:p>
          </table:table-cell>
          <table:covered-table-cell/>
          <table:covered-table-cell/>
          <table:covered-table-cell/>
          <table:table-cell table:style-name="Table26.A1" office:value-type="string">
            <text:p text:style-name="P236"/>
          </table:table-cell>
        </table:table-row>
        <table:table-row>
          <table:table-cell table:style-name="Table26.A1" table:number-columns-spanned="3" office:value-type="string">
            <text:p text:style-name="P235">Nombre caso de uso: <text:span text:style-name="T12">listar </text:span><text:span text:style-name="T38">préstamo</text:span><text:span text:style-name="T12"> por</text:span><text:span text:style-name="T44"> cuotas pagas</text:span></text:p>
          </table:table-cell>
          <table:covered-table-cell/>
          <table:covered-table-cell/>
          <table:table-cell table:style-name="Table26.A1" table:number-columns-spanned="3" office:value-type="string">
            <text:p text:style-name="P235">ID: </text:p>
          </table:table-cell>
          <table:covered-table-cell/>
          <table:covered-table-cell/>
        </table:table-row>
        <table:table-row>
          <table:table-cell table:style-name="Table26.A1" table:number-columns-spanned="2" office:value-type="string">
            <text:p text:style-name="P235">Actor: usuario</text:p>
          </table:table-cell>
          <table:covered-table-cell/>
          <table:table-cell table:style-name="Table26.A1" table:number-columns-spanned="4" office:value-type="string">
            <text:p text:style-name="P23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5">Descripción:</text:p>
            <text:p text:style-name="P235"><text:span text:style-name="T12">listar </text:span><text:span text:style-name="T38">préstamo</text:span><text:span text:style-name="T12"> por </text:span><text:span text:style-name="T44">cuotas pag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5">Pre-condiciones:</text:p>
            <text:p text:style-name="P23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1" table:number-columns-spanned="6" office:value-type="string">
            <text:p text:style-name="P235">Post-condiciones: </text:p>
            <text:p text:style-name="P235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6.A7" table:number-columns-spanned="4" office:value-type="string">
            <text:p text:style-name="P235">Pasos realizados  (ruta principal):</text:p>
            <text:list text:style-name="L26">
              <text:list-item>
                <text:p text:style-name="P245">apartado <text:s/><text:span text:style-name="T38">préstamo</text:span></text:p>
              </text:list-item>
              <text:list-item>
                <text:p text:style-name="P245">presionar <text:span text:style-name="T5">listar</text:span> <text:span text:style-name="T38">préstamo</text:span> <text:span text:style-name="T12">por </text:span><text:span text:style-name="T44">cuotas pagas</text:span></text:p>
              </text:list-item>
              <text:list-item>
                <text:p text:style-name="P246">mostrar formulario</text:p>
              </text:list-item>
              <text:list-item>
                <text:p text:style-name="P246">ingresar <text:span text:style-name="T44">cuotas pagas</text:span></text:p>
              </text:list-item>
              <text:list-item>
                <text:p text:style-name="P247">confirmar formulario</text:p>
              </text:list-item>
              <text:list-item>
                <text:p text:style-name="P248">validar datos</text:p>
                <text:list>
                  <text:list-item>
                    <text:p text:style-name="P248">datos invalidos</text:p>
                  </text:list-item>
                  <text:list-item>
                    <text:p text:style-name="P248">informar error</text:p>
                  </text:list-item>
                  <text:list-item>
                    <text:p text:style-name="P248">volver al formulario</text:p>
                  </text:list-item>
                </text:list>
              </text:list-item>
              <text:list-item>
                <text:p text:style-name="P246">recuperar listado de <text:span text:style-name="T38">préstamo</text:span> que coincida</text:p>
                <text:list>
                  <text:list-item>
                    <text:p text:style-name="P249">lista vacia</text:p>
                  </text:list-item>
                  <text:list-item>
                    <text:p text:style-name="P249">informar lista vacia</text:p>
                  </text:list-item>
                </text:list>
              </text:list-item>
              <text:list-item>
                <text:p text:style-name="P24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6.A7" table:number-columns-spanned="2" office:value-type="string">
            <text:p text:style-name="P242">Información para los pasos:</text:p>
            <text:p text:style-name="P243">4. <text:span text:style-name="T45">cuotas pagas</text:span></text:p>
          </table:table-cell>
          <table:covered-table-cell/>
        </table:table-row>
        <table:table-row>
          <table:table-cell table:style-name="Table26.A1" table:number-columns-spanned="6" office:value-type="string">
            <text:p text:style-name="P23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/>
      <text:p text:style-name="P234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5">Sistema: sistema de prestamos</text:p>
          </table:table-cell>
          <table:table-cell table:style-name="Table27.A1" table:number-columns-spanned="4" office:value-type="string">
            <text:p text:style-name="P235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6"/>
          </table:table-cell>
        </table:table-row>
        <table:table-row>
          <table:table-cell table:style-name="Table27.A1" table:number-columns-spanned="3" office:value-type="string">
            <text:p text:style-name="P235">Nombre caso de uso: <text:span text:style-name="T12">listar </text:span><text:span text:style-name="T38">préstamo</text:span><text:span text:style-name="T12"> por</text:span><text:span text:style-name="T44"> cuotas fal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5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5">Actor: usuario</text:p>
          </table:table-cell>
          <table:covered-table-cell/>
          <table:table-cell table:style-name="Table27.A1" table:number-columns-spanned="4" office:value-type="string">
            <text:p text:style-name="P23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5">Descripción:</text:p>
            <text:p text:style-name="P235"><text:span text:style-name="T12">listar </text:span><text:span text:style-name="T38">préstamo</text:span><text:span text:style-name="T12"> por </text:span><text:span text:style-name="T44">cuotas falta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5">Pre-condiciones:</text:p>
            <text:p text:style-name="P235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5">Post-condiciones: </text:p>
            <text:p text:style-name="P235">se <text:span text:style-name="T8">muestra lista de </text:span><text:span text:style-name="T38">préstamo</text:span><text:span text:style-name="T8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5">Pasos realizados  (ruta principal):</text:p>
            <text:list text:style-name="L27">
              <text:list-item>
                <text:p text:style-name="P250">apartado <text:s/><text:span text:style-name="T38">préstamo</text:span></text:p>
              </text:list-item>
              <text:list-item>
                <text:p text:style-name="P250">presionar <text:span text:style-name="T5">listar</text:span> <text:span text:style-name="T38">préstamo</text:span> <text:span text:style-name="T12">por </text:span><text:span text:style-name="T44">cuotas faltantes</text:span></text:p>
              </text:list-item>
              <text:list-item>
                <text:p text:style-name="P251">mostrar formulario</text:p>
              </text:list-item>
              <text:list-item>
                <text:p text:style-name="P251">ingresar <text:span text:style-name="T44">cuotas faltantes</text:span></text:p>
              </text:list-item>
              <text:list-item>
                <text:p text:style-name="P252">confirmar formulario</text:p>
              </text:list-item>
              <text:list-item>
                <text:p text:style-name="P253">validar datos</text:p>
                <text:list>
                  <text:list-item>
                    <text:p text:style-name="P253">datos invalidos</text:p>
                  </text:list-item>
                  <text:list-item>
                    <text:p text:style-name="P253">informar error</text:p>
                  </text:list-item>
                  <text:list-item>
                    <text:p text:style-name="P253">volver al formulario</text:p>
                  </text:list-item>
                </text:list>
              </text:list-item>
              <text:list-item>
                <text:p text:style-name="P251">recuperar listado de <text:span text:style-name="T38">préstamo</text:span> que coincida</text:p>
                <text:list>
                  <text:list-item>
                    <text:p text:style-name="P254">lista vacia</text:p>
                  </text:list-item>
                  <text:list-item>
                    <text:p text:style-name="P254">informar lista vacia</text:p>
                  </text:list-item>
                </text:list>
              </text:list-item>
              <text:list-item>
                <text:p text:style-name="P25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2">Información para los pasos:</text:p>
            <text:p text:style-name="P243">4. <text:span text:style-name="T45">cuotas fal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11T17:04:32.933709837</dc:date>
    <meta:editing-duration>PT2H22M53S</meta:editing-duration>
    <meta:editing-cycles>41</meta:editing-cycles>
    <meta:generator>LibreOffice/25.2.3.2$Linux_X86_64 LibreOffice_project/520$Build-2</meta:generator>
    <meta:document-statistic meta:table-count="27" meta:image-count="0" meta:object-count="0" meta:page-count="27" meta:paragraph-count="790" meta:word-count="2761" meta:character-count="19240" meta:non-whitespace-character-count="16770"/>
  </office:meta>
</office:document-meta>
</file>